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2">
      <style:table-properties style:width="17cm" table:align="margins"/>
    </style:style>
    <style:style style:family="table-column" style:name="Table2.A">
      <style:table-column-properties style:column-width="17cm" style:rel-column-width="65535*"/>
    </style:style>
    <style:style style:family="table-cell" style:name="Table2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size="10pt" style:font-name="arial" style:font-size-asian="10pt" style:font-size-complex="10pt"/>
    </style:style>
    <style:style style:family="paragraph" style:name="P3" style:parent-style-name="UrbanBody">
      <style:text-properties style:font-name="arial" style:text-underline-style="none"/>
    </style:style>
    <style:style style:family="paragraph" style:name="P4" style:parent-style-name="UrbanBody">
      <style:text-properties fo:font-weight="bold" style:font-name="arial" style:font-weight-asian="bold" style:font-weight-complex="bold" style:text-underline-color="font-color" style:text-underline-style="solid" style:text-underline-width="auto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7" style:parent-style-name="UrbanBody">
      <style:text-properties fo:font-size="12pt" fo:font-style="normal" fo:font-weight="normal" style:font-name="arial" style:font-size-asian="12pt" style:font-size-complex="12pt" style:font-style-asian="normal" style:font-weight-asian="normal"/>
    </style:style>
    <style:style style:family="paragraph" style:name="P8" style:parent-style-name="UrbanBody">
      <style:paragraph-properties fo:text-align="start" style:justify-single-word="false"/>
      <style:text-properties fo:font-size="12pt" fo:font-style="normal" fo:font-weight="normal" officeooo:paragraph-rsid="000b0b28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end" style:justify-single-word="false"/>
      <style:text-properties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09328e" style:font-name="arial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0b0b28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9328e" style:font-name="arial" style:font-size-asian="11pt" style:font-size-complex="11pt"/>
    </style:style>
    <style:style style:family="paragraph" style:name="P14" style:parent-style-name="Standard">
      <style:text-properties officeooo:paragraph-rsid="0009328e" style:font-name="arial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9328e" style:font-name="Arial" style:font-size-asian="10pt" style:font-size-complex="10pt"/>
    </style:style>
    <style:style style:family="paragraph" style:name="P16" style:parent-style-name="UrbanTable">
      <style:text-properties style:font-name="arial"/>
    </style:style>
    <style:style style:family="paragraph" style:name="P17" style:parent-style-name="UrbanTable">
      <style:paragraph-properties fo:text-align="start" style:justify-single-word="false"/>
      <style:text-properties fo:font-size="12pt" style:font-name="arial" style:font-size-asian="10.5pt"/>
    </style:style>
    <style:style style:family="paragraph" style:name="P18" style:parent-style-name="UrbanTitle2">
      <style:text-properties style:font-name="arial"/>
    </style:style>
    <style:style style:family="paragraph" style:name="P19" style:parent-style-name="UrbanTitle3">
      <style:text-properties style:font-name="arial"/>
    </style:style>
    <style:style style:family="paragraph" style:list-style-name="L1" style:name="P20" style:parent-style-name="UrbanBody">
      <style:text-properties style:font-name="arial"/>
    </style:style>
    <style:style style:family="paragraph" style:list-style-name="L3" style:name="P21" style:parent-style-name="UrbanBody">
      <style:text-properties style:font-name="arial"/>
    </style:style>
    <style:style style:family="paragraph" style:list-style-name="L2" style:name="P22" style:parent-style-name="UrbanTable">
      <style:text-properties style:font-name="arial"/>
    </style:style>
    <style:style style:family="paragraph" style:list-style-name="L4" style:name="P23" style:parent-style-name="UrbanTable">
      <style:text-properties style:font-name="arial"/>
    </style:style>
    <style:style style:family="paragraph" style:name="P2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weight-asian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style:font-name-asian="Arial" style:font-name-complex="Arial"/>
    </style:style>
    <style:style style:family="text" style:name="T7">
      <style:text-properties fo:font-size="12pt" fo:font-style="normal" fo:font-weight="normal" style:font-size-asian="12pt" style:font-size-complex="12pt" style:font-style-asian="normal" style:font-weight-asian="normal" style:use-window-font-color="true"/>
    </style:style>
    <style:style style:family="text" style:name="T8">
      <style:text-properties style:font-name-asian="TIMES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4"><text:span text:style-name="T21">do text</text:span></text:p><text:p text:style-name="P24"><text:span text:style-name="T21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2">CERTIFICAT D'URBANISME N° 1</text:p>
      <text:p text:style-name="P1"/>
      <text:p text:style-name="P1"><text:span text:style-name="T13"/></text:p>
      <text:p text:style-name="P1"/>
      <text:p text:style-name="P1"><office:annotation><dc:creator>Gauthier Bastien</dc:creator><dc:date>2011-02-16T16:12:24</dc:date><text:p text:style-name="P24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24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Certificat d'urbanisme n°1 (<text:text-input text:description="Objet">self.getLicenceSubject()</text:text-input>)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1"/>
      <text:p text:style-name="P1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"/>
      <text:p text:style-name="P1">En réponse à votre demande de Certificat d'Urbanisme n° 2 réceptionné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P1">nous avons l'honneur de vous adresser ci-après les informations visées à l'article 150 bis, §1er du Code wallon de l'Aménagement du Territoire, de l'Urbanisme et du Patrimoine:</text:p>
      <text:p text:style-name="P1"/>
      <text:list text:style-name="L1" xml:id="list3620557412">
        <text:list-item>
          <text:p text:style-name="P20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2" xml:id="list549040968">
              <text:list-item>
                <text:p text:style-name="P22"><office:annotation><dc:creator>Gauthier Bastien</dc:creator><dc:date>2011-01-03T12:18:15</dc:date><text:p text:style-name="P24"><text:span text:style-name="T17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P16"><office:annotation><dc:creator>Gauthier Bastien</dc:creator><dc:date>2011-01-03T12:39:14</dc:date><text:p text:style-name="P24"><text:span text:style-name="T17">do text</text:span></text:p><text:p text:style-name="P24"><text:span text:style-name="T17">from xhtml(elt)</text:span></text:p></office:annotation>elt.Description</text:p>
          </table:table-cell>
        </table:table-row>
      </table:table>
      <text:p text:style-name="P1"/>
      <text:p text:style-name="P2">(1) Biffer ou effacer les mentions inutiles.</text:p>
      <text:p text:style-name="P1"/>
      <text:p text:style-name="P1">Pour votre information, vous trouverez ci-dessous la liste des impétrants auprès desquels vous pourrez obtenir toutes les informations nécessaires.</text:p>
      <text:p text:style-name="P1"/>
      <table:table table:name="Table2" table:style-name="Table2">
        <table:table-column table:style-name="Table2.A"/>
        <table:table-row>
          <table:table-cell office:value-type="string" table:style-name="Table2.A1">
            <text:p text:style-name="P17"><office:annotation><dc:creator>Gauthier Bastien</dc:creator><dc:date>2011-01-03T12:18:15</dc:date><text:p text:style-name="P24"><text:span text:style-name="T17">do row for elt in self.getOpinionsToAskForWorks(theObjects=True)</text:span></text:p></office:annotation><text:span text:style-name="T4"><text:text-input text:description="Titre de l'avis">elt.Title()</text:text-input></text:span></text:p>
            <text:p text:style-name="P17"><office:annotation><dc:creator>Gauthier Bastien</dc:creator><dc:date>2012-01-05T14:14:03</dc:date><text:p text:style-name="P24"><text:span text:style-name="T18">do text</text:span></text:p><text:p text:style-name="P24"><text:span text:style-name="T18">from xhtml(elt.Description())</text:span></text:p></office:annotation>Description</text:p>
          </table:table-cell>
        </table:table-row>
      </table:table>
      <text:p text:style-name="P1"/>
      <text:p text:style-name="P3"/>
      <text:p text:style-name="P4">Divers : Le bien :</text:p>
      <text:p text:style-name="P1"/>
      <text:list text:style-name="L3" xml:id="list2583483905">
        <text:list-item>
          <text:p text:style-name="P21">Le bien en cause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4" xml:id="list1690996033">
              <text:list-item>
                <text:p text:style-name="P23"><office:annotation><dc:creator>Gauthier Bastien</dc:creator><dc:date>2011-01-03T12:18:15</dc:date><text:p text:style-name="P24"><text:span text:style-name="T17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P16"><office:annotation><dc:creator>Gauthier Bastien</dc:creator><dc:date>2011-01-03T12:39:14</dc:date><text:p text:style-name="P24"><text:span text:style-name="T14">do text</text:span></text:p><text:p text:style-name="P24"><text:span text:style-name="T14">from xhtml(elt)</text:span></text:p></office:annotation>elt.Description</text:p>
          </table:table-cell>
        </table:table-row>
      </table:table>
      <text:p text:style-name="P1"><text:soft-page-break/></text:p>
      <text:p text:style-name="P2">(1) Biffer ou effacer les mentions inutiles.</text:p>
      <text:p text:style-name="P1"/>
      <text:p text:style-name="P1"/>
      <text:p text:style-name="P5"><text:span text:style-name="T5">Sous</text:span><text:span text:style-name="T6"> </text:span><text:span text:style-name="T5">réserve</text:span><text:span text:style-name="T6"> </text:span><text:span text:style-name="T5">de</text:span><text:span text:style-name="T6"> </text:span><text:span text:style-name="T5">l</text:span><text:span text:style-name="T6">’</text:span><text:span text:style-name="T5">évaluation</text:span><text:span text:style-name="T6"> </text:span><text:span text:style-name="T5">des</text:span><text:span text:style-name="T6"> </text:span><text:span text:style-name="T5">incidences</text:span><text:span text:style-name="T6"> </text:span><text:span text:style-name="T5">du</text:span><text:span text:style-name="T6"> </text:span><text:span text:style-name="T5">projet</text:span><text:span text:style-name="T6"> </text:span><text:span text:style-name="T5">sur</text:span><text:span text:style-name="T6"> </text:span><text:span text:style-name="T5">l</text:span><text:span text:style-name="T6">’</text:span><text:span text:style-name="T5">environnement,</text:span><text:span text:style-name="T6"> </text:span><text:span text:style-name="T5">des</text:span><text:span text:style-name="T6"> </text:span><text:span text:style-name="T5">résultats</text:span><text:span text:style-name="T6"> </text:span><text:span text:style-name="T5">des</text:span><text:span text:style-name="T6"> </text:span><text:span text:style-name="T5">enquêtes</text:span><text:span text:style-name="T6"> </text:span><text:span text:style-name="T5">et</text:span><text:span text:style-name="T6"> </text:span><text:span text:style-name="T5">autres</text:span><text:span text:style-name="T6"> </text:span><text:span text:style-name="T5">consultations</text:span><text:span text:style-name="T6"> </text:span><text:span text:style-name="T5">et</text:span><text:span text:style-name="T6"> </text:span><text:span text:style-name="T5">du</text:span><text:span text:style-name="T6"> </text:span><text:span text:style-name="T5">maintien</text:span><text:span text:style-name="T6"> </text:span><text:span text:style-name="T5">des</text:span><text:span text:style-name="T6"> </text:span><text:span text:style-name="T5">normes</text:span><text:span text:style-name="T6"> </text:span><text:span text:style-name="T5">applicables</text:span><text:span text:style-name="T6"> </text:span><text:span text:style-name="T5">au</text:span><text:span text:style-name="T6"> </text:span><text:span text:style-name="T5">moment</text:span><text:span text:style-name="T6"> </text:span><text:span text:style-name="T5">de</text:span><text:span text:style-name="T6"> </text:span><text:span text:style-name="T5">la</text:span><text:span text:style-name="T6"> </text:span><text:span text:style-name="T5">délivrance</text:span><text:span text:style-name="T6"> </text:span><text:span text:style-name="T5">du</text:span><text:span text:style-name="T6"> </text:span><text:span text:style-name="T5">certificat,</text:span><text:span text:style-name="T6"> </text:span><text:span text:style-name="T5">les</text:span><text:span text:style-name="T6"> </text:span><text:span text:style-name="T5">travaux</text:span><text:span text:style-name="T6"> </text:span><text:span text:style-name="T5">ou</text:span><text:span text:style-name="T6"> </text:span><text:span text:style-name="T5">actes</text:span><text:span text:style-name="T6"> </text:span><text:span text:style-name="T5">que</text:span><text:span text:style-name="T6"> </text:span><text:span text:style-name="T5">vous</text:span><text:span text:style-name="T6"> </text:span><text:span text:style-name="T5">envisagez</text:span><text:span text:style-name="T6"> [SONT/NE SONT PAS] </text:span><text:span text:style-name="T5">susceptibles</text:span><text:span text:style-name="T6"> </text:span><text:span text:style-name="T5">d</text:span><text:span text:style-name="T6">’</text:span><text:span text:style-name="T5">être</text:span><text:span text:style-name="T6"> </text:span><text:span text:style-name="T5">autorisés</text:span><text:span text:style-name="T6"> </text:span><text:span text:style-name="T5">par</text:span><text:span text:style-name="T6"> </text:span><text:span text:style-name="T5">permis</text:span><text:span text:style-name="T6"> </text:span><text:span text:style-name="T5">d</text:span><text:span text:style-name="T6">’</text:span><text:span text:style-name="T5">urbanisme</text:span><text:span text:style-name="T6"> </text:span><text:span text:style-name="T5">ou</text:span><text:span text:style-name="T6"> </text:span><text:span text:style-name="T5">de</text:span><text:span text:style-name="T6"> </text:span><text:span text:style-name="T5">lotir</text:span><text:span text:style-name="T6"> </text:span><text:span text:style-name="T5">compte</text:span><text:span text:style-name="T6"> </text:span><text:span text:style-name="T5">tenu</text:span><text:span text:style-name="T6"> </text:span><text:span text:style-name="T5">des</text:span><text:span text:style-name="T6"> </text:span><text:span text:style-name="T5">appréciations</text:span><text:span text:style-name="T6"> </text:span><text:span text:style-name="T5">suivante :</text:span></text:p>
      <text:p text:style-name="P6"/>
      <text:section text:name="Section1" text:style-name="Sect1">
        <text:p text:style-name="P1"><office:annotation><dc:creator>sde </dc:creator><dc:date>2012-03-19T09:45:48</dc:date><text:p><text:span text:style-name="T14">do section- for opinion in self.objectValues('UrbanEventOpinionRequest')</text:span></text:p></office:annotation>Vu l'avis <text:text-input text:description="Avis demandé">self.getValueForTemplate('decision', opinion).lower()</text:text-input><text:s/>de <text:text-input text:description="Avis demandé">opinion.Title()[16:-1]</text:text-input><text:s/>du <text:text-input text:description="Avis demandé">opinion.getFormattedDate('transmitDate') or opinion.getFormattedDate()</text:text-input></text:p>
      </text:section>
      <text:p text:style-name="P1"/>
      <text:p text:style-name="P18"><text:span text:style-name="T5">1°</text:span><text:span text:style-name="T6"> </text:span><text:span text:style-name="T5">Appréciation</text:span><text:span text:style-name="T6"> </text:span><text:span text:style-name="T5">du</text:span><text:span text:style-name="T6"> </text:span><text:span text:style-name="T5">Fontionnaire</text:span><text:span text:style-name="T6"> </text:span><text:span text:style-name="T5">délégué</text:span><text:span text:style-name="T6"> </text:span><text:span text:style-name="T5">du</text:span><text:span text:style-name="T6"> </text:span><text:span text:style-name="T6"><text:text-input text:description="Cadastre">self.getLastWalloonRegionPrimo().getFormattedDate(date='decisionDate')</text:text-input></text:span><text:span text:style-name="T5">,</text:span><text:span text:style-name="T6"> </text:span><text:span text:style-name="T5">référence :</text:span><text:span text:style-name="T6"> [ref avis FD]</text:span></text:p>
      <text:p text:style-name="P19"/>
      <text:p text:style-name="P1">« J'émets un avis <text:text-input text:description="Cadastre">self.getValueForTemplate('decision', self.getLastWalloonRegionPrimo()).lower()</text:text-input><text:s/>de principe pour autant : </text:p>
      <text:p text:style-name="P1"/>
      <text:p text:style-name="P1">-[CONDITIONS DE L'AVIS DU FD]</text:p>
      <text:p text:style-name="P1">».</text:p>
      <text:p text:style-name="P1"/>
      <text:p text:style-name="P18">2° Appréciation du Collège Communal</text:p>
      <text:p text:style-name="P19"/>
      <text:p text:style-name="P19">Sur le plan urbanistique :</text:p>
      <text:p text:style-name="P19"/>
      <text:p text:style-name="P1">- La parcelle est inscrite en <text:span text:style-name="T2"><text:text-input text:description="Bien-Parcelles">self.getValueForTemplate('folderZone')</text:text-input></text:span><text:span text:style-name="T2">  au Plan de Secteur [NOM DU PLAN DE SECTEUR] ;</text:span></text:p>
      <text:p text:style-name="P1"><text:span text:style-name="T2">- Vu le schéma communal de structure approuvé par le Conseil Communal </text:span><text:span text:style-name="T2"><text:text-input text:description="Misc-Commune">tool.getCityName(prefixed=True)</text:text-input></text:span><text:span text:style-name="T2"><text:s text:c="2"/>en séance [DATE DE LA SÉANCE] qui situe ce bien en </text:span><text:span text:style-name="T7"><text:text-input text:description="Bien-Parcelles">self.getValueForTemplate('SSC')</text:text-input></text:span><text:span text:style-name="T7">  </text:span><text:span text:style-name="T2">;</text:span></text:p>
      <text:p text:style-name="P5"><office:annotation><dc:creator>sde </dc:creator><dc:date>2011-08-05T08:21:16</dc:date><text:p text:style-name="P24"><text:span text:style-name="T16">do text if self.getIsInPCA()</text:span></text:p></office:annotation>- Vu que le bien est repris dans le périmètre du <text:span text:style-name="T2"><text:text-input text:description="Bien-Parcelles">self.getValuesForTemplate('pca')[0]</text:text-input></text:span><text:span text:style-name="T2"> </text:span>;</text:p>
      <text:p text:style-name="P5"><office:annotation><dc:creator>sde </dc:creator><dc:date>2011-08-05T08:21:16</dc:date><text:p text:style-name="P24"><text:span text:style-name="T16">do text if self.getLocationFloodingLevel()!= 'no'</text:span></text:p></office:annotation>- Considérant que le bien est situé en zone inondable de <text:span text:style-name="T2"><text:text-input text:description="Bien-Parcelles">self.getValueForTemplate('locationFloodingLevel').lower(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IsInSubdivision()</text:span></text:p></office:annotation>- Vu que le bien se situe dans un lotissement dûment autorisé par le Collège Communal de réfèrence : <text:span text:style-name="T2"><text:text-input text:description="Bien-Parcelles">self.getValueForTemplate('parcellings', subfield='title'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ProtectedBuilding()</text:span></text:p></office:annotation>- Considérant que le bien est <text:s/><text:span text:style-name="T2"><text:text-input text:description="Bien-Parcelles">self.getValueForTemplate('protectedBuilding')</text:text-input></text:span><text:span text:style-name="T2"> ;</text:span></text:p>
      <text:p text:style-name="P7">-[AUTRE]</text:p>
      <text:p text:style-name="P5"/>
      <text:p text:style-name="P19">Sur le plan de la voirie :</text:p>
      <text:p text:style-name="P19"/>
      <text:p text:style-name="P1">- [APPRÉCIATION VOIRIE]</text:p>
      <text:p text:style-name="P1"/>
      <text:p text:style-name="P19">Observations</text:p>
      <text:p text:style-name="P1"><text:s/></text:p>
      <text:p text:style-name="P1">1. Les <text:s/>informations et prescriptions contenues aux points 1 à 19 du présent certificat d'urbanisme ne restent valables que pour autant que la situation de droit ou de fait du bien en cause ne soit pas modifiée.</text:p>
      <text:p text:style-name="P1">2. Les<text:span text:style-name="T8"> </text:span>appréciations<text:span text:style-name="T8"> </text:span>formulées<text:span text:style-name="T8"> </text:span>par<text:span text:style-name="T8"> </text:span>le<text:span text:style-name="T8"> </text:span>fonctionnaire<text:span text:style-name="T8"> </text:span>délégué<text:span text:style-name="T8"> </text:span>et<text:span text:style-name="T8"> </text:span>le<text:span text:style-name="T8"> </text:span>collège<text:span text:style-name="T8"> </text:span>des<text:span text:style-name="T8"> </text:span>bourgmestre<text:span text:style-name="T8"> </text:span><text:soft-page-break/>et<text:span text:style-name="T8"> </text:span>échevins<text:span text:style-name="T8"> </text:span>restent<text:span text:style-name="T8"> </text:span>valables<text:span text:style-name="T8"> </text:span>pendant<text:span text:style-name="T8"> </text:span>deux<text:span text:style-name="T8"> </text:span>ans<text:span text:style-name="T8"> </text:span>à<text:span text:style-name="T8"> </text:span>compter<text:span text:style-name="T8"> </text:span>de<text:span text:style-name="T8"> </text:span>la<text:span text:style-name="T8"> </text:span>délivrance<text:span text:style-name="T8"> </text:span>du<text:span text:style-name="T8"> </text:span>présent<text:span text:style-name="T8"> </text:span>certificat<text:span text:style-name="T8"> </text:span>d<text:span text:style-name="T8">’</text:span>urbanisme.</text:p>
      <text:p text:style-name="P1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P1"/>
      <text:p text:style-name="P1"/>
      <text:p text:style-name="P8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9"><text:span text:style-name="T1"><office:annotation><dc:creator>sde </dc:creator><dc:date>2011-07-27T10:02:32</dc:date><text:p text:style-name="P24"><text:span text:style-name="T14">do text</text:span></text:p><text:p text:style-name="P24"><text:span text:style-name="T15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2">
      <style:table-properties style:width="17cm" table:align="margins"/>
    </style:style>
    <style:style style:family="table-column" style:name="Table2.A">
      <style:table-column-properties style:column-width="17cm" style:rel-column-width="65535*"/>
    </style:style>
    <style:style style:family="table-cell" style:name="Table2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size="10pt" style:font-name="arial" style:font-size-asian="10pt" style:font-size-complex="10pt"/>
    </style:style>
    <style:style style:family="paragraph" style:name="P3" style:parent-style-name="UrbanBody">
      <style:text-properties style:font-name="arial" style:text-underline-style="none"/>
    </style:style>
    <style:style style:family="paragraph" style:name="P4" style:parent-style-name="UrbanBody">
      <style:text-properties fo:font-weight="bold" style:font-name="arial" style:font-weight-asian="bold" style:font-weight-complex="bold" style:text-underline-color="font-color" style:text-underline-style="solid" style:text-underline-width="auto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7" style:parent-style-name="UrbanBody">
      <style:text-properties fo:font-size="12pt" fo:font-style="normal" fo:font-weight="normal" style:font-name="arial" style:font-size-asian="12pt" style:font-size-complex="12pt" style:font-style-asian="normal" style:font-weight-asian="normal"/>
    </style:style>
    <style:style style:family="paragraph" style:name="P8" style:parent-style-name="UrbanBody">
      <style:paragraph-properties fo:text-align="start" style:justify-single-word="false"/>
      <style:text-properties fo:font-size="12pt" fo:font-style="normal" fo:font-weight="normal" officeooo:paragraph-rsid="000b0b28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end" style:justify-single-word="false"/>
      <style:text-properties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09328e" style:font-name="arial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0b0b28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9328e" style:font-name="arial" style:font-size-asian="11pt" style:font-size-complex="11pt"/>
    </style:style>
    <style:style style:family="paragraph" style:name="P14" style:parent-style-name="Standard">
      <style:text-properties officeooo:paragraph-rsid="0009328e" style:font-name="arial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9328e" style:font-name="Arial" style:font-size-asian="10pt" style:font-size-complex="10pt"/>
    </style:style>
    <style:style style:family="paragraph" style:name="P16" style:parent-style-name="UrbanTable">
      <style:text-properties style:font-name="arial"/>
    </style:style>
    <style:style style:family="paragraph" style:name="P17" style:parent-style-name="UrbanTable">
      <style:paragraph-properties fo:text-align="start" style:justify-single-word="false"/>
      <style:text-properties fo:font-size="12pt" style:font-name="arial" style:font-size-asian="10.5pt"/>
    </style:style>
    <style:style style:family="paragraph" style:name="P18" style:parent-style-name="UrbanTitle2">
      <style:text-properties style:font-name="arial"/>
    </style:style>
    <style:style style:family="paragraph" style:name="P19" style:parent-style-name="UrbanTitle3">
      <style:text-properties style:font-name="arial"/>
    </style:style>
    <style:style style:family="paragraph" style:list-style-name="L1" style:name="P20" style:parent-style-name="UrbanBody">
      <style:text-properties style:font-name="arial"/>
    </style:style>
    <style:style style:family="paragraph" style:list-style-name="L3" style:name="P21" style:parent-style-name="UrbanBody">
      <style:text-properties style:font-name="arial"/>
    </style:style>
    <style:style style:family="paragraph" style:list-style-name="L2" style:name="P22" style:parent-style-name="UrbanTable">
      <style:text-properties style:font-name="arial"/>
    </style:style>
    <style:style style:family="paragraph" style:list-style-name="L4" style:name="P23" style:parent-style-name="UrbanTable">
      <style:text-properties style:font-name="arial"/>
    </style:style>
    <style:style style:family="paragraph" style:name="P2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weight-asian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style:font-name-asian="Arial" style:font-name-complex="Arial"/>
    </style:style>
    <style:style style:family="text" style:name="T7">
      <style:text-properties fo:font-size="12pt" fo:font-style="normal" fo:font-weight="normal" style:font-size-asian="12pt" style:font-size-complex="12pt" style:font-style-asian="normal" style:font-weight-asian="normal" style:use-window-font-color="true"/>
    </style:style>
    <style:style style:family="text" style:name="T8">
      <style:text-properties style:font-name-asian="TIMES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4"><text:span text:style-name="T21">do text</text:span></text:p><text:p text:style-name="P24"><text:span text:style-name="T21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2">CERTIFICAT D'URBANISME N° 1</text:p>
      <text:p text:style-name="P1"/>
      <text:p text:style-name="P1"><text:span text:style-name="T13"/></text:p>
      <text:p text:style-name="P1"/>
      <text:p text:style-name="P1"><office:annotation><dc:creator>Gauthier Bastien</dc:creator><dc:date>2011-02-16T16:12:24</dc:date><text:p text:style-name="P24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24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Certificat d'urbanisme n°1 (<text:text-input text:description="Objet">self.getLicenceSubject()</text:text-input>)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1"/>
      <text:p text:style-name="P1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"/>
      <text:p text:style-name="P1">En réponse à votre demande de Certificat d'Urbanisme n° 2 réceptionné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P1">nous avons l'honneur de vous adresser ci-après les informations visées à l'article 150 bis, §1er du Code wallon de l'Aménagement du Territoire, de l'Urbanisme et du Patrimoine:</text:p>
      <text:p text:style-name="P1"/>
      <text:list text:style-name="L1" xml:id="list3620557412">
        <text:list-item>
          <text:p text:style-name="P20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2" xml:id="list549040968">
              <text:list-item>
                <text:p text:style-name="P22"><office:annotation><dc:creator>Gauthier Bastien</dc:creator><dc:date>2011-01-03T12:18:15</dc:date><text:p text:style-name="P24"><text:span text:style-name="T17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P16"><office:annotation><dc:creator>Gauthier Bastien</dc:creator><dc:date>2011-01-03T12:39:14</dc:date><text:p text:style-name="P24"><text:span text:style-name="T17">do text</text:span></text:p><text:p text:style-name="P24"><text:span text:style-name="T17">from xhtml(elt)</text:span></text:p></office:annotation>elt.Description</text:p>
          </table:table-cell>
        </table:table-row>
      </table:table>
      <text:p text:style-name="P1"/>
      <text:p text:style-name="P2">(1) Biffer ou effacer les mentions inutiles.</text:p>
      <text:p text:style-name="P1"/>
      <text:p text:style-name="P1">Pour votre information, vous trouverez ci-dessous la liste des impétrants auprès desquels vous pourrez obtenir toutes les informations nécessaires.</text:p>
      <text:p text:style-name="P1"/>
      <table:table table:name="Table2" table:style-name="Table2">
        <table:table-column table:style-name="Table2.A"/>
        <table:table-row>
          <table:table-cell office:value-type="string" table:style-name="Table2.A1">
            <text:p text:style-name="P17"><office:annotation><dc:creator>Gauthier Bastien</dc:creator><dc:date>2011-01-03T12:18:15</dc:date><text:p text:style-name="P24"><text:span text:style-name="T17">do row for elt in self.getOpinionsToAskForWorks(theObjects=True)</text:span></text:p></office:annotation><text:span text:style-name="T4"><text:text-input text:description="Titre de l'avis">elt.Title()</text:text-input></text:span></text:p>
            <text:p text:style-name="P17"><office:annotation><dc:creator>Gauthier Bastien</dc:creator><dc:date>2012-01-05T14:14:03</dc:date><text:p text:style-name="P24"><text:span text:style-name="T18">do text</text:span></text:p><text:p text:style-name="P24"><text:span text:style-name="T18">from xhtml(elt.Description())</text:span></text:p></office:annotation>Description</text:p>
          </table:table-cell>
        </table:table-row>
      </table:table>
      <text:p text:style-name="P1"/>
      <text:p text:style-name="P3"/>
      <text:p text:style-name="P4">Divers : Le bien :</text:p>
      <text:p text:style-name="P1"/>
      <text:list text:style-name="L3" xml:id="list2583483905">
        <text:list-item>
          <text:p text:style-name="P21">Le bien en cause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4" xml:id="list1690996033">
              <text:list-item>
                <text:p text:style-name="P23"><office:annotation><dc:creator>Gauthier Bastien</dc:creator><dc:date>2011-01-03T12:18:15</dc:date><text:p text:style-name="P24"><text:span text:style-name="T17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P16"><office:annotation><dc:creator>Gauthier Bastien</dc:creator><dc:date>2011-01-03T12:39:14</dc:date><text:p text:style-name="P24"><text:span text:style-name="T14">do text</text:span></text:p><text:p text:style-name="P24"><text:span text:style-name="T14">from xhtml(elt)</text:span></text:p></office:annotation>elt.Description</text:p>
          </table:table-cell>
        </table:table-row>
      </table:table>
      <text:p text:style-name="P1"><text:soft-page-break/></text:p>
      <text:p text:style-name="P2">(1) Biffer ou effacer les mentions inutiles.</text:p>
      <text:p text:style-name="P1"/>
      <text:p text:style-name="P1"/>
      <text:p text:style-name="P5"><text:span text:style-name="T5">Sous</text:span><text:span text:style-name="T6"> </text:span><text:span text:style-name="T5">réserve</text:span><text:span text:style-name="T6"> </text:span><text:span text:style-name="T5">de</text:span><text:span text:style-name="T6"> </text:span><text:span text:style-name="T5">l</text:span><text:span text:style-name="T6">’</text:span><text:span text:style-name="T5">évaluation</text:span><text:span text:style-name="T6"> </text:span><text:span text:style-name="T5">des</text:span><text:span text:style-name="T6"> </text:span><text:span text:style-name="T5">incidences</text:span><text:span text:style-name="T6"> </text:span><text:span text:style-name="T5">du</text:span><text:span text:style-name="T6"> </text:span><text:span text:style-name="T5">projet</text:span><text:span text:style-name="T6"> </text:span><text:span text:style-name="T5">sur</text:span><text:span text:style-name="T6"> </text:span><text:span text:style-name="T5">l</text:span><text:span text:style-name="T6">’</text:span><text:span text:style-name="T5">environnement,</text:span><text:span text:style-name="T6"> </text:span><text:span text:style-name="T5">des</text:span><text:span text:style-name="T6"> </text:span><text:span text:style-name="T5">résultats</text:span><text:span text:style-name="T6"> </text:span><text:span text:style-name="T5">des</text:span><text:span text:style-name="T6"> </text:span><text:span text:style-name="T5">enquêtes</text:span><text:span text:style-name="T6"> </text:span><text:span text:style-name="T5">et</text:span><text:span text:style-name="T6"> </text:span><text:span text:style-name="T5">autres</text:span><text:span text:style-name="T6"> </text:span><text:span text:style-name="T5">consultations</text:span><text:span text:style-name="T6"> </text:span><text:span text:style-name="T5">et</text:span><text:span text:style-name="T6"> </text:span><text:span text:style-name="T5">du</text:span><text:span text:style-name="T6"> </text:span><text:span text:style-name="T5">maintien</text:span><text:span text:style-name="T6"> </text:span><text:span text:style-name="T5">des</text:span><text:span text:style-name="T6"> </text:span><text:span text:style-name="T5">normes</text:span><text:span text:style-name="T6"> </text:span><text:span text:style-name="T5">applicables</text:span><text:span text:style-name="T6"> </text:span><text:span text:style-name="T5">au</text:span><text:span text:style-name="T6"> </text:span><text:span text:style-name="T5">moment</text:span><text:span text:style-name="T6"> </text:span><text:span text:style-name="T5">de</text:span><text:span text:style-name="T6"> </text:span><text:span text:style-name="T5">la</text:span><text:span text:style-name="T6"> </text:span><text:span text:style-name="T5">délivrance</text:span><text:span text:style-name="T6"> </text:span><text:span text:style-name="T5">du</text:span><text:span text:style-name="T6"> </text:span><text:span text:style-name="T5">certificat,</text:span><text:span text:style-name="T6"> </text:span><text:span text:style-name="T5">les</text:span><text:span text:style-name="T6"> </text:span><text:span text:style-name="T5">travaux</text:span><text:span text:style-name="T6"> </text:span><text:span text:style-name="T5">ou</text:span><text:span text:style-name="T6"> </text:span><text:span text:style-name="T5">actes</text:span><text:span text:style-name="T6"> </text:span><text:span text:style-name="T5">que</text:span><text:span text:style-name="T6"> </text:span><text:span text:style-name="T5">vous</text:span><text:span text:style-name="T6"> </text:span><text:span text:style-name="T5">envisagez</text:span><text:span text:style-name="T6"> [SONT/NE SONT PAS] </text:span><text:span text:style-name="T5">susceptibles</text:span><text:span text:style-name="T6"> </text:span><text:span text:style-name="T5">d</text:span><text:span text:style-name="T6">’</text:span><text:span text:style-name="T5">être</text:span><text:span text:style-name="T6"> </text:span><text:span text:style-name="T5">autorisés</text:span><text:span text:style-name="T6"> </text:span><text:span text:style-name="T5">par</text:span><text:span text:style-name="T6"> </text:span><text:span text:style-name="T5">permis</text:span><text:span text:style-name="T6"> </text:span><text:span text:style-name="T5">d</text:span><text:span text:style-name="T6">’</text:span><text:span text:style-name="T5">urbanisme</text:span><text:span text:style-name="T6"> </text:span><text:span text:style-name="T5">ou</text:span><text:span text:style-name="T6"> </text:span><text:span text:style-name="T5">de</text:span><text:span text:style-name="T6"> </text:span><text:span text:style-name="T5">lotir</text:span><text:span text:style-name="T6"> </text:span><text:span text:style-name="T5">compte</text:span><text:span text:style-name="T6"> </text:span><text:span text:style-name="T5">tenu</text:span><text:span text:style-name="T6"> </text:span><text:span text:style-name="T5">des</text:span><text:span text:style-name="T6"> </text:span><text:span text:style-name="T5">appréciations</text:span><text:span text:style-name="T6"> </text:span><text:span text:style-name="T5">suivante :</text:span></text:p>
      <text:p text:style-name="P6"/>
      <text:section text:name="Section1" text:style-name="Sect1">
        <text:p text:style-name="P1"><office:annotation><dc:creator>sde </dc:creator><dc:date>2012-03-19T09:45:48</dc:date><text:p><text:span text:style-name="T14">do section- for opinion in self.objectValues('UrbanEventOpinionRequest')</text:span></text:p></office:annotation>Vu l'avis <text:text-input text:description="Avis demandé">self.getValueForTemplate('decision', opinion).lower()</text:text-input><text:s/>de <text:text-input text:description="Avis demandé">opinion.Title()[16:-1]</text:text-input><text:s/>du <text:text-input text:description="Avis demandé">opinion.getFormattedDate('transmitDate') or opinion.getFormattedDate()</text:text-input></text:p>
      </text:section>
      <text:p text:style-name="P1"/>
      <text:p text:style-name="P18"><text:span text:style-name="T5">1°</text:span><text:span text:style-name="T6"> </text:span><text:span text:style-name="T5">Appréciation</text:span><text:span text:style-name="T6"> </text:span><text:span text:style-name="T5">du</text:span><text:span text:style-name="T6"> </text:span><text:span text:style-name="T5">Fontionnaire</text:span><text:span text:style-name="T6"> </text:span><text:span text:style-name="T5">délégué</text:span><text:span text:style-name="T6"> </text:span><text:span text:style-name="T5">du</text:span><text:span text:style-name="T6"> </text:span><text:span text:style-name="T6"><text:text-input text:description="Cadastre">self.getLastWalloonRegionPrimo().getFormattedDate(date='decisionDate')</text:text-input></text:span><text:span text:style-name="T5">,</text:span><text:span text:style-name="T6"> </text:span><text:span text:style-name="T5">référence :</text:span><text:span text:style-name="T6"> [ref avis FD]</text:span></text:p>
      <text:p text:style-name="P19"/>
      <text:p text:style-name="P1">« J'émets un avis <text:text-input text:description="Cadastre">self.getValueForTemplate('decision', self.getLastWalloonRegionPrimo()).lower()</text:text-input><text:s/>de principe pour autant : </text:p>
      <text:p text:style-name="P1"/>
      <text:p text:style-name="P1">-[CONDITIONS DE L'AVIS DU FD]</text:p>
      <text:p text:style-name="P1">».</text:p>
      <text:p text:style-name="P1"/>
      <text:p text:style-name="P18">2° Appréciation du Collège Communal</text:p>
      <text:p text:style-name="P19"/>
      <text:p text:style-name="P19">Sur le plan urbanistique :</text:p>
      <text:p text:style-name="P19"/>
      <text:p text:style-name="P1">- La parcelle est inscrite en <text:span text:style-name="T2"><text:text-input text:description="Bien-Parcelles">self.getValueForTemplate('folderZone')</text:text-input></text:span><text:span text:style-name="T2">  au Plan de Secteur [NOM DU PLAN DE SECTEUR] ;</text:span></text:p>
      <text:p text:style-name="P1"><text:span text:style-name="T2">- Vu le schéma communal de structure approuvé par le Conseil Communal </text:span><text:span text:style-name="T2"><text:text-input text:description="Misc-Commune">tool.getCityName(prefixed=True)</text:text-input></text:span><text:span text:style-name="T2"><text:s text:c="2"/>en séance [DATE DE LA SÉANCE] qui situe ce bien en </text:span><text:span text:style-name="T7"><text:text-input text:description="Bien-Parcelles">self.getValueForTemplate('SSC')</text:text-input></text:span><text:span text:style-name="T7">  </text:span><text:span text:style-name="T2">;</text:span></text:p>
      <text:p text:style-name="P5"><office:annotation><dc:creator>sde </dc:creator><dc:date>2011-08-05T08:21:16</dc:date><text:p text:style-name="P24"><text:span text:style-name="T16">do text if self.getIsInPCA()</text:span></text:p></office:annotation>- Vu que le bien est repris dans le périmètre du <text:span text:style-name="T2"><text:text-input text:description="Bien-Parcelles">self.getValuesForTemplate('pca')[0]</text:text-input></text:span><text:span text:style-name="T2"> </text:span>;</text:p>
      <text:p text:style-name="P5"><office:annotation><dc:creator>sde </dc:creator><dc:date>2011-08-05T08:21:16</dc:date><text:p text:style-name="P24"><text:span text:style-name="T16">do text if self.getLocationFloodingLevel()!= 'no'</text:span></text:p></office:annotation>- Considérant que le bien est situé en zone inondable de <text:span text:style-name="T2"><text:text-input text:description="Bien-Parcelles">self.getValueForTemplate('locationFloodingLevel').lower(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IsInSubdivision()</text:span></text:p></office:annotation>- Vu que le bien se situe dans un lotissement dûment autorisé par le Collège Communal de réfèrence : <text:span text:style-name="T2"><text:text-input text:description="Bien-Parcelles">self.getValueForTemplate('parcellings', subfield='title'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ProtectedBuilding()</text:span></text:p></office:annotation>- Considérant que le bien est <text:s/><text:span text:style-name="T2"><text:text-input text:description="Bien-Parcelles">self.getValueForTemplate('protectedBuilding')</text:text-input></text:span><text:span text:style-name="T2"> ;</text:span></text:p>
      <text:p text:style-name="P7">-[AUTRE]</text:p>
      <text:p text:style-name="P5"/>
      <text:p text:style-name="P19">Sur le plan de la voirie :</text:p>
      <text:p text:style-name="P19"/>
      <text:p text:style-name="P1">- [APPRÉCIATION VOIRIE]</text:p>
      <text:p text:style-name="P1"/>
      <text:p text:style-name="P19">Observations</text:p>
      <text:p text:style-name="P1"><text:s/></text:p>
      <text:p text:style-name="P1">1. Les <text:s/>informations et prescriptions contenues aux points 1 à 19 du présent certificat d'urbanisme ne restent valables que pour autant que la situation de droit ou de fait du bien en cause ne soit pas modifiée.</text:p>
      <text:p text:style-name="P1">2. Les<text:span text:style-name="T8"> </text:span>appréciations<text:span text:style-name="T8"> </text:span>formulées<text:span text:style-name="T8"> </text:span>par<text:span text:style-name="T8"> </text:span>le<text:span text:style-name="T8"> </text:span>fonctionnaire<text:span text:style-name="T8"> </text:span>délégué<text:span text:style-name="T8"> </text:span>et<text:span text:style-name="T8"> </text:span>le<text:span text:style-name="T8"> </text:span>collège<text:span text:style-name="T8"> </text:span>des<text:span text:style-name="T8"> </text:span>bourgmestre<text:span text:style-name="T8"> </text:span><text:soft-page-break/>et<text:span text:style-name="T8"> </text:span>échevins<text:span text:style-name="T8"> </text:span>restent<text:span text:style-name="T8"> </text:span>valables<text:span text:style-name="T8"> </text:span>pendant<text:span text:style-name="T8"> </text:span>deux<text:span text:style-name="T8"> </text:span>ans<text:span text:style-name="T8"> </text:span>à<text:span text:style-name="T8"> </text:span>compter<text:span text:style-name="T8"> </text:span>de<text:span text:style-name="T8"> </text:span>la<text:span text:style-name="T8"> </text:span>délivrance<text:span text:style-name="T8"> </text:span>du<text:span text:style-name="T8"> </text:span>présent<text:span text:style-name="T8"> </text:span>certificat<text:span text:style-name="T8"> </text:span>d<text:span text:style-name="T8">’</text:span>urbanisme.</text:p>
      <text:p text:style-name="P1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P1"/>
      <text:p text:style-name="P1"/>
      <text:p text:style-name="P8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9"><text:span text:style-name="T1"><office:annotation><dc:creator>sde </dc:creator><dc:date>2011-07-27T10:02:32</dc:date><text:p text:style-name="P24"><text:span text:style-name="T14">do text</text:span></text:p><text:p text:style-name="P24"><text:span text:style-name="T15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2">
      <style:table-properties style:width="17cm" table:align="margins"/>
    </style:style>
    <style:style style:family="table-column" style:name="Table2.A">
      <style:table-column-properties style:column-width="17cm" style:rel-column-width="65535*"/>
    </style:style>
    <style:style style:family="table-cell" style:name="Table2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size="10pt" style:font-name="arial" style:font-size-asian="10pt" style:font-size-complex="10pt"/>
    </style:style>
    <style:style style:family="paragraph" style:name="P3" style:parent-style-name="UrbanBody">
      <style:text-properties style:font-name="arial" style:text-underline-style="none"/>
    </style:style>
    <style:style style:family="paragraph" style:name="P4" style:parent-style-name="UrbanBody">
      <style:text-properties fo:font-weight="bold" style:font-name="arial" style:font-weight-asian="bold" style:font-weight-complex="bold" style:text-underline-color="font-color" style:text-underline-style="solid" style:text-underline-width="auto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7" style:parent-style-name="UrbanBody">
      <style:text-properties fo:font-size="12pt" fo:font-style="normal" fo:font-weight="normal" style:font-name="arial" style:font-size-asian="12pt" style:font-size-complex="12pt" style:font-style-asian="normal" style:font-weight-asian="normal"/>
    </style:style>
    <style:style style:family="paragraph" style:name="P8" style:parent-style-name="UrbanBody">
      <style:paragraph-properties fo:text-align="start" style:justify-single-word="false"/>
      <style:text-properties fo:font-size="12pt" fo:font-style="normal" fo:font-weight="normal" officeooo:paragraph-rsid="000b0b28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end" style:justify-single-word="false"/>
      <style:text-properties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09328e" style:font-name="arial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0b0b28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9328e" style:font-name="arial" style:font-size-asian="11pt" style:font-size-complex="11pt"/>
    </style:style>
    <style:style style:family="paragraph" style:name="P14" style:parent-style-name="Standard">
      <style:text-properties officeooo:paragraph-rsid="0009328e" style:font-name="arial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9328e" style:font-name="Arial" style:font-size-asian="10pt" style:font-size-complex="10pt"/>
    </style:style>
    <style:style style:family="paragraph" style:name="P16" style:parent-style-name="UrbanTable">
      <style:text-properties style:font-name="arial"/>
    </style:style>
    <style:style style:family="paragraph" style:name="P17" style:parent-style-name="UrbanTable">
      <style:paragraph-properties fo:text-align="start" style:justify-single-word="false"/>
      <style:text-properties fo:font-size="12pt" style:font-name="arial" style:font-size-asian="10.5pt"/>
    </style:style>
    <style:style style:family="paragraph" style:name="P18" style:parent-style-name="UrbanTitle2">
      <style:text-properties style:font-name="arial"/>
    </style:style>
    <style:style style:family="paragraph" style:name="P19" style:parent-style-name="UrbanTitle3">
      <style:text-properties style:font-name="arial"/>
    </style:style>
    <style:style style:family="paragraph" style:list-style-name="L1" style:name="P20" style:parent-style-name="UrbanBody">
      <style:text-properties style:font-name="arial"/>
    </style:style>
    <style:style style:family="paragraph" style:list-style-name="L3" style:name="P21" style:parent-style-name="UrbanBody">
      <style:text-properties style:font-name="arial"/>
    </style:style>
    <style:style style:family="paragraph" style:list-style-name="L2" style:name="P22" style:parent-style-name="UrbanTable">
      <style:text-properties style:font-name="arial"/>
    </style:style>
    <style:style style:family="paragraph" style:list-style-name="L4" style:name="P23" style:parent-style-name="UrbanTable">
      <style:text-properties style:font-name="arial"/>
    </style:style>
    <style:style style:family="paragraph" style:name="P2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weight-asian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style:font-name-asian="Arial" style:font-name-complex="Arial"/>
    </style:style>
    <style:style style:family="text" style:name="T7">
      <style:text-properties fo:font-size="12pt" fo:font-style="normal" fo:font-weight="normal" style:font-size-asian="12pt" style:font-size-complex="12pt" style:font-style-asian="normal" style:font-weight-asian="normal" style:use-window-font-color="true"/>
    </style:style>
    <style:style style:family="text" style:name="T8">
      <style:text-properties style:font-name-asian="TIMES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4"><text:span text:style-name="T21">do text</text:span></text:p><text:p text:style-name="P24"><text:span text:style-name="T21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2">CERTIFICAT D'URBANISME N° 1</text:p>
      <text:p text:style-name="P1"/>
      <text:p text:style-name="P1"><text:span text:style-name="T13"/></text:p>
      <text:p text:style-name="P1"/>
      <text:p text:style-name="P1"><office:annotation><dc:creator>Gauthier Bastien</dc:creator><dc:date>2011-02-16T16:12:24</dc:date><text:p text:style-name="P24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24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Certificat d'urbanisme n°1 (<text:text-input text:description="Objet">self.getLicenceSubject()</text:text-input>)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1"/>
      <text:p text:style-name="P1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"/>
      <text:p text:style-name="P1">En réponse à votre demande de Certificat d'Urbanisme n° 2 réceptionné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P1">nous avons l'honneur de vous adresser ci-après les informations visées à l'article 150 bis, §1er du Code wallon de l'Aménagement du Territoire, de l'Urbanisme et du Patrimoine:</text:p>
      <text:p text:style-name="P1"/>
      <text:list text:style-name="L1" xml:id="list3620557412">
        <text:list-item>
          <text:p text:style-name="P20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2" xml:id="list549040968">
              <text:list-item>
                <text:p text:style-name="P22"><office:annotation><dc:creator>Gauthier Bastien</dc:creator><dc:date>2011-01-03T12:18:15</dc:date><text:p text:style-name="P24"><text:span text:style-name="T17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P16"><office:annotation><dc:creator>Gauthier Bastien</dc:creator><dc:date>2011-01-03T12:39:14</dc:date><text:p text:style-name="P24"><text:span text:style-name="T17">do text</text:span></text:p><text:p text:style-name="P24"><text:span text:style-name="T17">from xhtml(elt)</text:span></text:p></office:annotation>elt.Description</text:p>
          </table:table-cell>
        </table:table-row>
      </table:table>
      <text:p text:style-name="P1"/>
      <text:p text:style-name="P2">(1) Biffer ou effacer les mentions inutiles.</text:p>
      <text:p text:style-name="P1"/>
      <text:p text:style-name="P1">Pour votre information, vous trouverez ci-dessous la liste des impétrants auprès desquels vous pourrez obtenir toutes les informations nécessaires.</text:p>
      <text:p text:style-name="P1"/>
      <table:table table:name="Table2" table:style-name="Table2">
        <table:table-column table:style-name="Table2.A"/>
        <table:table-row>
          <table:table-cell office:value-type="string" table:style-name="Table2.A1">
            <text:p text:style-name="P17"><office:annotation><dc:creator>Gauthier Bastien</dc:creator><dc:date>2011-01-03T12:18:15</dc:date><text:p text:style-name="P24"><text:span text:style-name="T17">do row for elt in self.getOpinionsToAskForWorks(theObjects=True)</text:span></text:p></office:annotation><text:span text:style-name="T4"><text:text-input text:description="Titre de l'avis">elt.Title()</text:text-input></text:span></text:p>
            <text:p text:style-name="P17"><office:annotation><dc:creator>Gauthier Bastien</dc:creator><dc:date>2012-01-05T14:14:03</dc:date><text:p text:style-name="P24"><text:span text:style-name="T18">do text</text:span></text:p><text:p text:style-name="P24"><text:span text:style-name="T18">from xhtml(elt.Description())</text:span></text:p></office:annotation>Description</text:p>
          </table:table-cell>
        </table:table-row>
      </table:table>
      <text:p text:style-name="P1"/>
      <text:p text:style-name="P3"/>
      <text:p text:style-name="P4">Divers : Le bien :</text:p>
      <text:p text:style-name="P1"/>
      <text:list text:style-name="L3" xml:id="list2583483905">
        <text:list-item>
          <text:p text:style-name="P21">Le bien en cause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4" xml:id="list1690996033">
              <text:list-item>
                <text:p text:style-name="P23"><office:annotation><dc:creator>Gauthier Bastien</dc:creator><dc:date>2011-01-03T12:18:15</dc:date><text:p text:style-name="P24"><text:span text:style-name="T17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P16"><office:annotation><dc:creator>Gauthier Bastien</dc:creator><dc:date>2011-01-03T12:39:14</dc:date><text:p text:style-name="P24"><text:span text:style-name="T14">do text</text:span></text:p><text:p text:style-name="P24"><text:span text:style-name="T14">from xhtml(elt)</text:span></text:p></office:annotation>elt.Description</text:p>
          </table:table-cell>
        </table:table-row>
      </table:table>
      <text:p text:style-name="P1"><text:soft-page-break/></text:p>
      <text:p text:style-name="P2">(1) Biffer ou effacer les mentions inutiles.</text:p>
      <text:p text:style-name="P1"/>
      <text:p text:style-name="P1"/>
      <text:p text:style-name="P5"><text:span text:style-name="T5">Sous</text:span><text:span text:style-name="T6"> </text:span><text:span text:style-name="T5">réserve</text:span><text:span text:style-name="T6"> </text:span><text:span text:style-name="T5">de</text:span><text:span text:style-name="T6"> </text:span><text:span text:style-name="T5">l</text:span><text:span text:style-name="T6">’</text:span><text:span text:style-name="T5">évaluation</text:span><text:span text:style-name="T6"> </text:span><text:span text:style-name="T5">des</text:span><text:span text:style-name="T6"> </text:span><text:span text:style-name="T5">incidences</text:span><text:span text:style-name="T6"> </text:span><text:span text:style-name="T5">du</text:span><text:span text:style-name="T6"> </text:span><text:span text:style-name="T5">projet</text:span><text:span text:style-name="T6"> </text:span><text:span text:style-name="T5">sur</text:span><text:span text:style-name="T6"> </text:span><text:span text:style-name="T5">l</text:span><text:span text:style-name="T6">’</text:span><text:span text:style-name="T5">environnement,</text:span><text:span text:style-name="T6"> </text:span><text:span text:style-name="T5">des</text:span><text:span text:style-name="T6"> </text:span><text:span text:style-name="T5">résultats</text:span><text:span text:style-name="T6"> </text:span><text:span text:style-name="T5">des</text:span><text:span text:style-name="T6"> </text:span><text:span text:style-name="T5">enquêtes</text:span><text:span text:style-name="T6"> </text:span><text:span text:style-name="T5">et</text:span><text:span text:style-name="T6"> </text:span><text:span text:style-name="T5">autres</text:span><text:span text:style-name="T6"> </text:span><text:span text:style-name="T5">consultations</text:span><text:span text:style-name="T6"> </text:span><text:span text:style-name="T5">et</text:span><text:span text:style-name="T6"> </text:span><text:span text:style-name="T5">du</text:span><text:span text:style-name="T6"> </text:span><text:span text:style-name="T5">maintien</text:span><text:span text:style-name="T6"> </text:span><text:span text:style-name="T5">des</text:span><text:span text:style-name="T6"> </text:span><text:span text:style-name="T5">normes</text:span><text:span text:style-name="T6"> </text:span><text:span text:style-name="T5">applicables</text:span><text:span text:style-name="T6"> </text:span><text:span text:style-name="T5">au</text:span><text:span text:style-name="T6"> </text:span><text:span text:style-name="T5">moment</text:span><text:span text:style-name="T6"> </text:span><text:span text:style-name="T5">de</text:span><text:span text:style-name="T6"> </text:span><text:span text:style-name="T5">la</text:span><text:span text:style-name="T6"> </text:span><text:span text:style-name="T5">délivrance</text:span><text:span text:style-name="T6"> </text:span><text:span text:style-name="T5">du</text:span><text:span text:style-name="T6"> </text:span><text:span text:style-name="T5">certificat,</text:span><text:span text:style-name="T6"> </text:span><text:span text:style-name="T5">les</text:span><text:span text:style-name="T6"> </text:span><text:span text:style-name="T5">travaux</text:span><text:span text:style-name="T6"> </text:span><text:span text:style-name="T5">ou</text:span><text:span text:style-name="T6"> </text:span><text:span text:style-name="T5">actes</text:span><text:span text:style-name="T6"> </text:span><text:span text:style-name="T5">que</text:span><text:span text:style-name="T6"> </text:span><text:span text:style-name="T5">vous</text:span><text:span text:style-name="T6"> </text:span><text:span text:style-name="T5">envisagez</text:span><text:span text:style-name="T6"> [SONT/NE SONT PAS] </text:span><text:span text:style-name="T5">susceptibles</text:span><text:span text:style-name="T6"> </text:span><text:span text:style-name="T5">d</text:span><text:span text:style-name="T6">’</text:span><text:span text:style-name="T5">être</text:span><text:span text:style-name="T6"> </text:span><text:span text:style-name="T5">autorisés</text:span><text:span text:style-name="T6"> </text:span><text:span text:style-name="T5">par</text:span><text:span text:style-name="T6"> </text:span><text:span text:style-name="T5">permis</text:span><text:span text:style-name="T6"> </text:span><text:span text:style-name="T5">d</text:span><text:span text:style-name="T6">’</text:span><text:span text:style-name="T5">urbanisme</text:span><text:span text:style-name="T6"> </text:span><text:span text:style-name="T5">ou</text:span><text:span text:style-name="T6"> </text:span><text:span text:style-name="T5">de</text:span><text:span text:style-name="T6"> </text:span><text:span text:style-name="T5">lotir</text:span><text:span text:style-name="T6"> </text:span><text:span text:style-name="T5">compte</text:span><text:span text:style-name="T6"> </text:span><text:span text:style-name="T5">tenu</text:span><text:span text:style-name="T6"> </text:span><text:span text:style-name="T5">des</text:span><text:span text:style-name="T6"> </text:span><text:span text:style-name="T5">appréciations</text:span><text:span text:style-name="T6"> </text:span><text:span text:style-name="T5">suivante :</text:span></text:p>
      <text:p text:style-name="P6"/>
      <text:section text:name="Section1" text:style-name="Sect1">
        <text:p text:style-name="P1"><office:annotation><dc:creator>sde </dc:creator><dc:date>2012-03-19T09:45:48</dc:date><text:p><text:span text:style-name="T14">do section- for opinion in self.objectValues('UrbanEventOpinionRequest')</text:span></text:p></office:annotation>Vu l'avis <text:text-input text:description="Avis demandé">self.getValueForTemplate('decision', opinion).lower()</text:text-input><text:s/>de <text:text-input text:description="Avis demandé">opinion.Title()[16:-1]</text:text-input><text:s/>du <text:text-input text:description="Avis demandé">opinion.getFormattedDate('transmitDate') or opinion.getFormattedDate()</text:text-input></text:p>
      </text:section>
      <text:p text:style-name="P1"/>
      <text:p text:style-name="P18"><text:span text:style-name="T5">1°</text:span><text:span text:style-name="T6"> </text:span><text:span text:style-name="T5">Appréciation</text:span><text:span text:style-name="T6"> </text:span><text:span text:style-name="T5">du</text:span><text:span text:style-name="T6"> </text:span><text:span text:style-name="T5">Fontionnaire</text:span><text:span text:style-name="T6"> </text:span><text:span text:style-name="T5">délégué</text:span><text:span text:style-name="T6"> </text:span><text:span text:style-name="T5">du</text:span><text:span text:style-name="T6"> </text:span><text:span text:style-name="T6"><text:text-input text:description="Cadastre">self.getLastWalloonRegionPrimo().getFormattedDate(date='decisionDate')</text:text-input></text:span><text:span text:style-name="T5">,</text:span><text:span text:style-name="T6"> </text:span><text:span text:style-name="T5">référence :</text:span><text:span text:style-name="T6"> [ref avis FD]</text:span></text:p>
      <text:p text:style-name="P19"/>
      <text:p text:style-name="P1">« J'émets un avis <text:text-input text:description="Cadastre">self.getValueForTemplate('decision', self.getLastWalloonRegionPrimo()).lower()</text:text-input><text:s/>de principe pour autant : </text:p>
      <text:p text:style-name="P1"/>
      <text:p text:style-name="P1">-[CONDITIONS DE L'AVIS DU FD]</text:p>
      <text:p text:style-name="P1">».</text:p>
      <text:p text:style-name="P1"/>
      <text:p text:style-name="P18">2° Appréciation du Collège Communal</text:p>
      <text:p text:style-name="P19"/>
      <text:p text:style-name="P19">Sur le plan urbanistique :</text:p>
      <text:p text:style-name="P19"/>
      <text:p text:style-name="P1">- La parcelle est inscrite en <text:span text:style-name="T2"><text:text-input text:description="Bien-Parcelles">self.getValueForTemplate('folderZone')</text:text-input></text:span><text:span text:style-name="T2">  au Plan de Secteur [NOM DU PLAN DE SECTEUR] ;</text:span></text:p>
      <text:p text:style-name="P1"><text:span text:style-name="T2">- Vu le schéma communal de structure approuvé par le Conseil Communal </text:span><text:span text:style-name="T2"><text:text-input text:description="Misc-Commune">tool.getCityName(prefixed=True)</text:text-input></text:span><text:span text:style-name="T2"><text:s text:c="2"/>en séance [DATE DE LA SÉANCE] qui situe ce bien en </text:span><text:span text:style-name="T7"><text:text-input text:description="Bien-Parcelles">self.getValueForTemplate('SSC')</text:text-input></text:span><text:span text:style-name="T7">  </text:span><text:span text:style-name="T2">;</text:span></text:p>
      <text:p text:style-name="P5"><office:annotation><dc:creator>sde </dc:creator><dc:date>2011-08-05T08:21:16</dc:date><text:p text:style-name="P24"><text:span text:style-name="T16">do text if self.getIsInPCA()</text:span></text:p></office:annotation>- Vu que le bien est repris dans le périmètre du <text:span text:style-name="T2"><text:text-input text:description="Bien-Parcelles">self.getValuesForTemplate('pca')[0]</text:text-input></text:span><text:span text:style-name="T2"> </text:span>;</text:p>
      <text:p text:style-name="P5"><office:annotation><dc:creator>sde </dc:creator><dc:date>2011-08-05T08:21:16</dc:date><text:p text:style-name="P24"><text:span text:style-name="T16">do text if self.getLocationFloodingLevel()!= 'no'</text:span></text:p></office:annotation>- Considérant que le bien est situé en zone inondable de <text:span text:style-name="T2"><text:text-input text:description="Bien-Parcelles">self.getValueForTemplate('locationFloodingLevel').lower(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IsInSubdivision()</text:span></text:p></office:annotation>- Vu que le bien se situe dans un lotissement dûment autorisé par le Collège Communal de réfèrence : <text:span text:style-name="T2"><text:text-input text:description="Bien-Parcelles">self.getValueForTemplate('parcellings', subfield='title'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ProtectedBuilding()</text:span></text:p></office:annotation>- Considérant que le bien est <text:s/><text:span text:style-name="T2"><text:text-input text:description="Bien-Parcelles">self.getValueForTemplate('protectedBuilding')</text:text-input></text:span><text:span text:style-name="T2"> ;</text:span></text:p>
      <text:p text:style-name="P7">-[AUTRE]</text:p>
      <text:p text:style-name="P5"/>
      <text:p text:style-name="P19">Sur le plan de la voirie :</text:p>
      <text:p text:style-name="P19"/>
      <text:p text:style-name="P1">- [APPRÉCIATION VOIRIE]</text:p>
      <text:p text:style-name="P1"/>
      <text:p text:style-name="P19">Observations</text:p>
      <text:p text:style-name="P1"><text:s/></text:p>
      <text:p text:style-name="P1">1. Les <text:s/>informations et prescriptions contenues aux points 1 à 19 du présent certificat d'urbanisme ne restent valables que pour autant que la situation de droit ou de fait du bien en cause ne soit pas modifiée.</text:p>
      <text:p text:style-name="P1">2. Les<text:span text:style-name="T8"> </text:span>appréciations<text:span text:style-name="T8"> </text:span>formulées<text:span text:style-name="T8"> </text:span>par<text:span text:style-name="T8"> </text:span>le<text:span text:style-name="T8"> </text:span>fonctionnaire<text:span text:style-name="T8"> </text:span>délégué<text:span text:style-name="T8"> </text:span>et<text:span text:style-name="T8"> </text:span>le<text:span text:style-name="T8"> </text:span>collège<text:span text:style-name="T8"> </text:span>des<text:span text:style-name="T8"> </text:span>bourgmestre<text:span text:style-name="T8"> </text:span><text:soft-page-break/>et<text:span text:style-name="T8"> </text:span>échevins<text:span text:style-name="T8"> </text:span>restent<text:span text:style-name="T8"> </text:span>valables<text:span text:style-name="T8"> </text:span>pendant<text:span text:style-name="T8"> </text:span>deux<text:span text:style-name="T8"> </text:span>ans<text:span text:style-name="T8"> </text:span>à<text:span text:style-name="T8"> </text:span>compter<text:span text:style-name="T8"> </text:span>de<text:span text:style-name="T8"> </text:span>la<text:span text:style-name="T8"> </text:span>délivrance<text:span text:style-name="T8"> </text:span>du<text:span text:style-name="T8"> </text:span>présent<text:span text:style-name="T8"> </text:span>certificat<text:span text:style-name="T8"> </text:span>d<text:span text:style-name="T8">’</text:span>urbanisme.</text:p>
      <text:p text:style-name="P1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P1"/>
      <text:p text:style-name="P1"/>
      <text:p text:style-name="P8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9"><text:span text:style-name="T1"><office:annotation><dc:creator>sde </dc:creator><dc:date>2011-07-27T10:02:32</dc:date><text:p text:style-name="P24"><text:span text:style-name="T14">do text</text:span></text:p><text:p text:style-name="P24"><text:span text:style-name="T15">from document(at=signatures, format='odt')</text:span></text:p></office:annotation></text:spa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table" style:name="Table1">
      <style:table-properties fo:margin-left="0.699cm" style:width="16.314cm" table:align="left"/>
    </style:style>
    <style:style style:family="table-column" style:name="Table1.A">
      <style:table-column-properties style:column-width="1.746cm"/>
    </style:style>
    <style:style style:family="table-column" style:name="Table1.B">
      <style:table-column-properties style:column-width="14.568cm"/>
    </style:style>
    <style:style style:family="table-cell" style:name="Table1.A1">
      <style:table-cell-properties fo:border="none" fo:padding="0.097cm"/>
    </style:style>
    <style:style style:family="table" style:name="Table2">
      <style:table-properties style:width="17cm" table:align="margins"/>
    </style:style>
    <style:style style:family="table-column" style:name="Table2.A">
      <style:table-column-properties style:column-width="17cm" style:rel-column-width="65535*"/>
    </style:style>
    <style:style style:family="table-cell" style:name="Table2.A1">
      <style:table-cell-properties fo:border="none" fo:padding="0.097cm"/>
    </style:style>
    <style:style style:family="table" style:name="Table3">
      <style:table-properties fo:margin-left="0.699cm" style:width="16.314cm" table:align="left"/>
    </style:style>
    <style:style style:family="table-column" style:name="Table3.A">
      <style:table-column-properties style:column-width="1.746cm"/>
    </style:style>
    <style:style style:family="table-column" style:name="Table3.B">
      <style:table-column-properties style:column-width="14.568cm"/>
    </style:style>
    <style:style style:family="table-cell" style:name="Table3.A1">
      <style:table-cell-properties fo:border="none" fo:padding="0.097cm"/>
    </style:style>
    <style:style style:family="paragraph" style:name="P1" style:parent-style-name="UrbanBody">
      <style:text-properties style:font-name="arial"/>
    </style:style>
    <style:style style:family="paragraph" style:name="P2" style:parent-style-name="UrbanBody">
      <style:text-properties fo:font-size="10pt" style:font-name="arial" style:font-size-asian="10pt" style:font-size-complex="10pt"/>
    </style:style>
    <style:style style:family="paragraph" style:name="P3" style:parent-style-name="UrbanBody">
      <style:text-properties style:font-name="arial" style:text-underline-style="none"/>
    </style:style>
    <style:style style:family="paragraph" style:name="P4" style:parent-style-name="UrbanBody">
      <style:text-properties fo:font-weight="bold" style:font-name="arial" style:font-weight-asian="bold" style:font-weight-complex="bold" style:text-underline-color="font-color" style:text-underline-style="solid" style:text-underline-width="auto"/>
    </style:style>
    <style:style style:family="paragraph" style:name="P5" style:parent-style-name="UrbanBody">
      <style:text-properties fo:font-size="12pt" style:font-name="arial" style:font-size-asian="12pt" style:font-size-complex="12pt"/>
    </style:style>
    <style:style style:family="paragraph" style:name="P6" style:parent-style-name="UrbanBody">
      <style:text-properties fo:font-size="12pt" style:font-name="arial" style:font-name-complex="Arial" style:font-size-asian="12pt" style:font-size-complex="12pt"/>
    </style:style>
    <style:style style:family="paragraph" style:name="P7" style:parent-style-name="UrbanBody">
      <style:text-properties fo:font-size="12pt" fo:font-style="normal" fo:font-weight="normal" style:font-name="arial" style:font-size-asian="12pt" style:font-size-complex="12pt" style:font-style-asian="normal" style:font-weight-asian="normal"/>
    </style:style>
    <style:style style:family="paragraph" style:name="P8" style:parent-style-name="UrbanBody">
      <style:paragraph-properties fo:text-align="start" style:justify-single-word="false"/>
      <style:text-properties fo:font-size="12pt" fo:font-style="normal" fo:font-weight="normal" officeooo:paragraph-rsid="000b0b28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9" style:parent-style-name="UrbanBody">
      <style:paragraph-properties fo:text-align="end" style:justify-single-word="false"/>
      <style:text-properties style:font-name="arial"/>
    </style:style>
    <style:style style:family="paragraph" style:name="P10" style:parent-style-name="Frame_20_contents">
      <style:paragraph-properties fo:text-align="start" style:justify-single-word="false"/>
      <style:text-properties fo:font-size="12pt" officeooo:paragraph-rsid="0009328e" style:font-name="arial" style:font-size-asian="12pt" style:font-size-complex="12pt"/>
    </style:style>
    <style:style style:family="paragraph" style:name="P11" style:parent-style-name="Frame_20_contents">
      <style:paragraph-properties fo:text-align="start" style:justify-single-word="false"/>
      <style:text-properties fo:font-size="11pt" fo:font-style="normal" fo:font-weight="normal" officeooo:paragraph-rsid="000b0b28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2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13" style:parent-style-name="Standard">
      <style:paragraph-properties fo:text-align="start" style:justify-single-word="false"/>
      <style:text-properties fo:font-size="11pt" officeooo:paragraph-rsid="0009328e" style:font-name="arial" style:font-size-asian="11pt" style:font-size-complex="11pt"/>
    </style:style>
    <style:style style:family="paragraph" style:name="P14" style:parent-style-name="Standard">
      <style:text-properties officeooo:paragraph-rsid="0009328e" style:font-name="arial"/>
    </style:style>
    <style:style style:family="paragraph" style:name="P15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9328e" style:font-name="Arial" style:font-size-asian="10pt" style:font-size-complex="10pt"/>
    </style:style>
    <style:style style:family="paragraph" style:name="P16" style:parent-style-name="UrbanTable">
      <style:text-properties style:font-name="arial"/>
    </style:style>
    <style:style style:family="paragraph" style:name="P17" style:parent-style-name="UrbanTable">
      <style:paragraph-properties fo:text-align="start" style:justify-single-word="false"/>
      <style:text-properties fo:font-size="12pt" style:font-name="arial" style:font-size-asian="10.5pt"/>
    </style:style>
    <style:style style:family="paragraph" style:name="P18" style:parent-style-name="UrbanTitle2">
      <style:text-properties style:font-name="arial"/>
    </style:style>
    <style:style style:family="paragraph" style:name="P19" style:parent-style-name="UrbanTitle3">
      <style:text-properties style:font-name="arial"/>
    </style:style>
    <style:style style:family="paragraph" style:list-style-name="L1" style:name="P20" style:parent-style-name="UrbanBody">
      <style:text-properties style:font-name="arial"/>
    </style:style>
    <style:style style:family="paragraph" style:list-style-name="L3" style:name="P21" style:parent-style-name="UrbanBody">
      <style:text-properties style:font-name="arial"/>
    </style:style>
    <style:style style:family="paragraph" style:list-style-name="L2" style:name="P22" style:parent-style-name="UrbanTable">
      <style:text-properties style:font-name="arial"/>
    </style:style>
    <style:style style:family="paragraph" style:list-style-name="L4" style:name="P23" style:parent-style-name="UrbanTable">
      <style:text-properties style:font-name="arial"/>
    </style:style>
    <style:style style:family="paragraph" style:name="P2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weight-asian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style:font-name-asian="Arial" style:font-name-complex="Arial"/>
    </style:style>
    <style:style style:family="text" style:name="T7">
      <style:text-properties fo:font-size="12pt" fo:font-style="normal" fo:font-weight="normal" style:font-size-asian="12pt" style:font-size-complex="12pt" style:font-style-asian="normal" style:font-weight-asian="normal" style:use-window-font-color="true"/>
    </style:style>
    <style:style style:family="text" style:name="T8">
      <style:text-properties style:font-name-asian="TIMES"/>
    </style:style>
    <style:style style:family="text" style:name="T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1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2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3">
      <style:text-properties fo:font-size="12pt" style:font-size-asian="12pt" style:font-size-complex="12pt"/>
    </style:style>
    <style:style style:family="text" style:name="T14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country="BE" fo:font-size="10pt" fo:font-style="normal" fo:font-weight="normal" fo:language="fr" fo:letter-spacing="normal" fo:text-shadow="none" style:country-asian="CN" style:country-complex="IN" style:font-name="DejaVu Sans2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2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3">
      <text:list-level-style-number style:num-format="1" style:num-prefix="(" style:num-suffix=")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number style:num-format="1" style:num-suffix="°" text:level="1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3"><office:annotation><dc:creator>Gauthier Bastien</dc:creator><dc:date>2011-01-13T14:56:41</dc:date><text:p text:style-name="P24"><text:span text:style-name="T21">do text</text:span></text:p><text:p text:style-name="P24"><text:span text:style-name="T21">from document(at=header, format='odt')</text:span></text:p></office:annotation><text:span text:style-name="T3">Import depuis header.odt</text:span></text:p>
          </table:table-cell>
          <table:table-cell office:value-type="string" table:style-name="Tableau1.A1">
            <text:p text:style-name="P15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10"><text:span text:style-name="T11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2"><text:s/></text:span><text:span text:style-name="T11"><text:conditional-text text:condition="ooow:&quot;view.do_mailing()&quot;" text:string-value-if-false="" text:string-value-if-true="&quot;mailed_data.name1&quot;">mailed_data.name1</text:conditional-text></text:span><text:span text:style-name="T12"><text:s/></text:span><text:span text:style-name="T11"><text:conditional-text text:condition="ooow:&quot;view.do_mailing()&quot;" text:string-value-if-false="" text:string-value-if-true="&quot;mailed_data.name2&quot;">mailed_data.name2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street&quot;">mailed_data.street</text:conditional-text></text:span><text:span text:style-name="T11">, </text:span><text:span text:style-name="T11"><text:conditional-text text:condition="ooow:&quot;view.do_mailing()&quot;" text:string-value-if-false="" text:string-value-if-true="&quot;mailed_data.number&quot;">mailed_data.number</text:conditional-text></text:span><text:span text:style-name="T12"><text:line-break/></text:span><text:span text:style-name="T11"><text:conditional-text text:condition="ooow:&quot;view.do_mailing()&quot;" text:string-value-if-false="" text:string-value-if-true="&quot;mailed_data.zipcode&quot;">mailed_data.zipcode</text:conditional-text></text:span><text:span text:style-name="T11"> </text:span><text:span text:style-name="T11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2">CERTIFICAT D'URBANISME N° 1</text:p>
      <text:p text:style-name="P1"/>
      <text:p text:style-name="P1"><text:span text:style-name="T13"/></text:p>
      <text:p text:style-name="P1"/>
      <text:p text:style-name="P1"><office:annotation><dc:creator>Gauthier Bastien</dc:creator><dc:date>2011-02-16T16:12:24</dc:date><text:p text:style-name="P24"><text:span text:style-name="T20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24"><text:span text:style-name="T19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Certificat d'urbanisme n°1 (<text:text-input text:description="Objet">self.getLicenceSubject()</text:text-input>)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licence_view.get_parcels()</text:text-input></text:p>
      <text:p text:style-name="P1"/>
      <text:p text:style-name="P11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"/>
      <text:p text:style-name="P1">En réponse à votre demande de Certificat d'Urbanisme n° 2 réceptionné en date du <text:text-input text:description="Titre du demandeur">tool.formatDate(self.getLastDeposit().getEventDate())</text:text-input><text:s/>relative à un bien sis au <text:text-input text:description="Titre du demandeur">self.getWorkLocationSignaletic()</text:text-input>, cadastré <text:text-input text:description="Cadastre">licence_view.get_parcels()</text:text-input>, appartenant à <text:text-input text:description="Demandeurs">self.getApplicantsSignaletic()</text:text-input></text:p>
      <text:p text:style-name="P1">nous avons l'honneur de vous adresser ci-après les informations visées à l'article 150 bis, §1er du Code wallon de l'Aménagement du Territoire, de l'Urbanisme et du Patrimoine:</text:p>
      <text:p text:style-name="P1"/>
      <text:list text:style-name="L1" xml:id="list3620557412">
        <text:list-item>
          <text:p text:style-name="P20">Le bien en cause 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office:value-type="string" table:style-name="Table1.A1">
            <text:list text:style-name="L2" xml:id="list549040968">
              <text:list-item>
                <text:p text:style-name="P22"><office:annotation><dc:creator>Gauthier Bastien</dc:creator><dc:date>2011-01-03T12:18:15</dc:date><text:p text:style-name="P24"><text:span text:style-name="T17">do row for elt in self.getSpecificFeaturesForTemplate()</text:span></text:p></office:annotation></text:p>
              </text:list-item>
            </text:list>
          </table:table-cell>
          <table:table-cell office:value-type="string" table:style-name="Table1.A1">
            <text:p text:style-name="P16"><office:annotation><dc:creator>Gauthier Bastien</dc:creator><dc:date>2011-01-03T12:39:14</dc:date><text:p text:style-name="P24"><text:span text:style-name="T17">do text</text:span></text:p><text:p text:style-name="P24"><text:span text:style-name="T17">from xhtml(elt)</text:span></text:p></office:annotation>elt.Description</text:p>
          </table:table-cell>
        </table:table-row>
      </table:table>
      <text:p text:style-name="P1"/>
      <text:p text:style-name="P2">(1) Biffer ou effacer les mentions inutiles.</text:p>
      <text:p text:style-name="P1"/>
      <text:p text:style-name="P1">Pour votre information, vous trouverez ci-dessous la liste des impétrants auprès desquels vous pourrez obtenir toutes les informations nécessaires.</text:p>
      <text:p text:style-name="P1"/>
      <table:table table:name="Table2" table:style-name="Table2">
        <table:table-column table:style-name="Table2.A"/>
        <table:table-row>
          <table:table-cell office:value-type="string" table:style-name="Table2.A1">
            <text:p text:style-name="P17"><office:annotation><dc:creator>Gauthier Bastien</dc:creator><dc:date>2011-01-03T12:18:15</dc:date><text:p text:style-name="P24"><text:span text:style-name="T17">do row for elt in self.getOpinionsToAskForWorks(theObjects=True)</text:span></text:p></office:annotation><text:span text:style-name="T4"><text:text-input text:description="Titre de l'avis">elt.Title()</text:text-input></text:span></text:p>
            <text:p text:style-name="P17"><office:annotation><dc:creator>Gauthier Bastien</dc:creator><dc:date>2012-01-05T14:14:03</dc:date><text:p text:style-name="P24"><text:span text:style-name="T18">do text</text:span></text:p><text:p text:style-name="P24"><text:span text:style-name="T18">from xhtml(elt.Description())</text:span></text:p></office:annotation>Description</text:p>
          </table:table-cell>
        </table:table-row>
      </table:table>
      <text:p text:style-name="P1"/>
      <text:p text:style-name="P3"/>
      <text:p text:style-name="P4">Divers : Le bien :</text:p>
      <text:p text:style-name="P1"/>
      <text:list text:style-name="L3" xml:id="list2583483905">
        <text:list-item>
          <text:p text:style-name="P21">Le bien en cause 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office:value-type="string" table:style-name="Table3.A1">
            <text:list text:style-name="L4" xml:id="list1690996033">
              <text:list-item>
                <text:p text:style-name="P23"><office:annotation><dc:creator>Gauthier Bastien</dc:creator><dc:date>2011-01-03T12:18:15</dc:date><text:p text:style-name="P24"><text:span text:style-name="T17">do row for elt in self.getSpecificFeaturesForTemplate(where=['township'])</text:span></text:p></office:annotation></text:p>
              </text:list-item>
            </text:list>
          </table:table-cell>
          <table:table-cell office:value-type="string" table:style-name="Table3.A1">
            <text:p text:style-name="P16"><office:annotation><dc:creator>Gauthier Bastien</dc:creator><dc:date>2011-01-03T12:39:14</dc:date><text:p text:style-name="P24"><text:span text:style-name="T14">do text</text:span></text:p><text:p text:style-name="P24"><text:span text:style-name="T14">from xhtml(elt)</text:span></text:p></office:annotation>elt.Description</text:p>
          </table:table-cell>
        </table:table-row>
      </table:table>
      <text:p text:style-name="P1"><text:soft-page-break/></text:p>
      <text:p text:style-name="P2">(1) Biffer ou effacer les mentions inutiles.</text:p>
      <text:p text:style-name="P1"/>
      <text:p text:style-name="P1"/>
      <text:p text:style-name="P5"><text:span text:style-name="T5">Sous</text:span><text:span text:style-name="T6"> </text:span><text:span text:style-name="T5">réserve</text:span><text:span text:style-name="T6"> </text:span><text:span text:style-name="T5">de</text:span><text:span text:style-name="T6"> </text:span><text:span text:style-name="T5">l</text:span><text:span text:style-name="T6">’</text:span><text:span text:style-name="T5">évaluation</text:span><text:span text:style-name="T6"> </text:span><text:span text:style-name="T5">des</text:span><text:span text:style-name="T6"> </text:span><text:span text:style-name="T5">incidences</text:span><text:span text:style-name="T6"> </text:span><text:span text:style-name="T5">du</text:span><text:span text:style-name="T6"> </text:span><text:span text:style-name="T5">projet</text:span><text:span text:style-name="T6"> </text:span><text:span text:style-name="T5">sur</text:span><text:span text:style-name="T6"> </text:span><text:span text:style-name="T5">l</text:span><text:span text:style-name="T6">’</text:span><text:span text:style-name="T5">environnement,</text:span><text:span text:style-name="T6"> </text:span><text:span text:style-name="T5">des</text:span><text:span text:style-name="T6"> </text:span><text:span text:style-name="T5">résultats</text:span><text:span text:style-name="T6"> </text:span><text:span text:style-name="T5">des</text:span><text:span text:style-name="T6"> </text:span><text:span text:style-name="T5">enquêtes</text:span><text:span text:style-name="T6"> </text:span><text:span text:style-name="T5">et</text:span><text:span text:style-name="T6"> </text:span><text:span text:style-name="T5">autres</text:span><text:span text:style-name="T6"> </text:span><text:span text:style-name="T5">consultations</text:span><text:span text:style-name="T6"> </text:span><text:span text:style-name="T5">et</text:span><text:span text:style-name="T6"> </text:span><text:span text:style-name="T5">du</text:span><text:span text:style-name="T6"> </text:span><text:span text:style-name="T5">maintien</text:span><text:span text:style-name="T6"> </text:span><text:span text:style-name="T5">des</text:span><text:span text:style-name="T6"> </text:span><text:span text:style-name="T5">normes</text:span><text:span text:style-name="T6"> </text:span><text:span text:style-name="T5">applicables</text:span><text:span text:style-name="T6"> </text:span><text:span text:style-name="T5">au</text:span><text:span text:style-name="T6"> </text:span><text:span text:style-name="T5">moment</text:span><text:span text:style-name="T6"> </text:span><text:span text:style-name="T5">de</text:span><text:span text:style-name="T6"> </text:span><text:span text:style-name="T5">la</text:span><text:span text:style-name="T6"> </text:span><text:span text:style-name="T5">délivrance</text:span><text:span text:style-name="T6"> </text:span><text:span text:style-name="T5">du</text:span><text:span text:style-name="T6"> </text:span><text:span text:style-name="T5">certificat,</text:span><text:span text:style-name="T6"> </text:span><text:span text:style-name="T5">les</text:span><text:span text:style-name="T6"> </text:span><text:span text:style-name="T5">travaux</text:span><text:span text:style-name="T6"> </text:span><text:span text:style-name="T5">ou</text:span><text:span text:style-name="T6"> </text:span><text:span text:style-name="T5">actes</text:span><text:span text:style-name="T6"> </text:span><text:span text:style-name="T5">que</text:span><text:span text:style-name="T6"> </text:span><text:span text:style-name="T5">vous</text:span><text:span text:style-name="T6"> </text:span><text:span text:style-name="T5">envisagez</text:span><text:span text:style-name="T6"> [SONT/NE SONT PAS] </text:span><text:span text:style-name="T5">susceptibles</text:span><text:span text:style-name="T6"> </text:span><text:span text:style-name="T5">d</text:span><text:span text:style-name="T6">’</text:span><text:span text:style-name="T5">être</text:span><text:span text:style-name="T6"> </text:span><text:span text:style-name="T5">autorisés</text:span><text:span text:style-name="T6"> </text:span><text:span text:style-name="T5">par</text:span><text:span text:style-name="T6"> </text:span><text:span text:style-name="T5">permis</text:span><text:span text:style-name="T6"> </text:span><text:span text:style-name="T5">d</text:span><text:span text:style-name="T6">’</text:span><text:span text:style-name="T5">urbanisme</text:span><text:span text:style-name="T6"> </text:span><text:span text:style-name="T5">ou</text:span><text:span text:style-name="T6"> </text:span><text:span text:style-name="T5">de</text:span><text:span text:style-name="T6"> </text:span><text:span text:style-name="T5">lotir</text:span><text:span text:style-name="T6"> </text:span><text:span text:style-name="T5">compte</text:span><text:span text:style-name="T6"> </text:span><text:span text:style-name="T5">tenu</text:span><text:span text:style-name="T6"> </text:span><text:span text:style-name="T5">des</text:span><text:span text:style-name="T6"> </text:span><text:span text:style-name="T5">appréciations</text:span><text:span text:style-name="T6"> </text:span><text:span text:style-name="T5">suivante :</text:span></text:p>
      <text:p text:style-name="P6"/>
      <text:section text:name="Section1" text:style-name="Sect1">
        <text:p text:style-name="P1"><office:annotation><dc:creator>sde </dc:creator><dc:date>2012-03-19T09:45:48</dc:date><text:p><text:span text:style-name="T14">do section- for opinion in self.objectValues('UrbanEventOpinionRequest')</text:span></text:p></office:annotation>Vu l'avis <text:text-input text:description="Avis demandé">self.getValueForTemplate('decision', opinion).lower()</text:text-input><text:s/>de <text:text-input text:description="Avis demandé">opinion.Title()[16:-1]</text:text-input><text:s/>du <text:text-input text:description="Avis demandé">opinion.getFormattedDate('transmitDate') or opinion.getFormattedDate()</text:text-input></text:p>
      </text:section>
      <text:p text:style-name="P1"/>
      <text:p text:style-name="P18"><text:span text:style-name="T5">1°</text:span><text:span text:style-name="T6"> </text:span><text:span text:style-name="T5">Appréciation</text:span><text:span text:style-name="T6"> </text:span><text:span text:style-name="T5">du</text:span><text:span text:style-name="T6"> </text:span><text:span text:style-name="T5">Fontionnaire</text:span><text:span text:style-name="T6"> </text:span><text:span text:style-name="T5">délégué</text:span><text:span text:style-name="T6"> </text:span><text:span text:style-name="T5">du</text:span><text:span text:style-name="T6"> </text:span><text:span text:style-name="T6"><text:text-input text:description="Cadastre">self.getLastWalloonRegionPrimo().getFormattedDate(date='decisionDate')</text:text-input></text:span><text:span text:style-name="T5">,</text:span><text:span text:style-name="T6"> </text:span><text:span text:style-name="T5">référence :</text:span><text:span text:style-name="T6"> [ref avis FD]</text:span></text:p>
      <text:p text:style-name="P19"/>
      <text:p text:style-name="P1">« J'émets un avis <text:text-input text:description="Cadastre">self.getValueForTemplate('decision', self.getLastWalloonRegionPrimo()).lower()</text:text-input><text:s/>de principe pour autant : </text:p>
      <text:p text:style-name="P1"/>
      <text:p text:style-name="P1">-[CONDITIONS DE L'AVIS DU FD]</text:p>
      <text:p text:style-name="P1">».</text:p>
      <text:p text:style-name="P1"/>
      <text:p text:style-name="P18">2° Appréciation du Collège Communal</text:p>
      <text:p text:style-name="P19"/>
      <text:p text:style-name="P19">Sur le plan urbanistique :</text:p>
      <text:p text:style-name="P19"/>
      <text:p text:style-name="P1">- La parcelle est inscrite en <text:span text:style-name="T2"><text:text-input text:description="Bien-Parcelles">self.getValueForTemplate('folderZone')</text:text-input></text:span><text:span text:style-name="T2">  au Plan de Secteur [NOM DU PLAN DE SECTEUR] ;</text:span></text:p>
      <text:p text:style-name="P1"><text:span text:style-name="T2">- Vu le schéma communal de structure approuvé par le Conseil Communal </text:span><text:span text:style-name="T2"><text:text-input text:description="Misc-Commune">tool.getCityName(prefixed=True)</text:text-input></text:span><text:span text:style-name="T2"><text:s text:c="2"/>en séance [DATE DE LA SÉANCE] qui situe ce bien en </text:span><text:span text:style-name="T7"><text:text-input text:description="Bien-Parcelles">self.getValueForTemplate('SSC')</text:text-input></text:span><text:span text:style-name="T7">  </text:span><text:span text:style-name="T2">;</text:span></text:p>
      <text:p text:style-name="P5"><office:annotation><dc:creator>sde </dc:creator><dc:date>2011-08-05T08:21:16</dc:date><text:p text:style-name="P24"><text:span text:style-name="T16">do text if self.getIsInPCA()</text:span></text:p></office:annotation>- Vu que le bien est repris dans le périmètre du <text:span text:style-name="T2"><text:text-input text:description="Bien-Parcelles">self.getValuesForTemplate('pca')[0]</text:text-input></text:span><text:span text:style-name="T2"> </text:span>;</text:p>
      <text:p text:style-name="P5"><office:annotation><dc:creator>sde </dc:creator><dc:date>2011-08-05T08:21:16</dc:date><text:p text:style-name="P24"><text:span text:style-name="T16">do text if self.getLocationFloodingLevel()!= 'no'</text:span></text:p></office:annotation>- Considérant que le bien est situé en zone inondable de <text:span text:style-name="T2"><text:text-input text:description="Bien-Parcelles">self.getValueForTemplate('locationFloodingLevel').lower(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IsInSubdivision()</text:span></text:p></office:annotation>- Vu que le bien se situe dans un lotissement dûment autorisé par le Collège Communal de réfèrence : <text:span text:style-name="T2"><text:text-input text:description="Bien-Parcelles">self.getValueForTemplate('parcellings', subfield='title')</text:text-input></text:span><text:span text:style-name="T2"> ;</text:span></text:p>
      <text:p text:style-name="P5"><office:annotation><dc:creator>sde </dc:creator><dc:date>2011-08-04T10:39:07</dc:date><text:p text:style-name="P24"><text:span text:style-name="T16">do text if self.getProtectedBuilding()</text:span></text:p></office:annotation>- Considérant que le bien est <text:s/><text:span text:style-name="T2"><text:text-input text:description="Bien-Parcelles">self.getValueForTemplate('protectedBuilding')</text:text-input></text:span><text:span text:style-name="T2"> ;</text:span></text:p>
      <text:p text:style-name="P7">-[AUTRE]</text:p>
      <text:p text:style-name="P5"/>
      <text:p text:style-name="P19">Sur le plan de la voirie :</text:p>
      <text:p text:style-name="P19"/>
      <text:p text:style-name="P1">- [APPRÉCIATION VOIRIE]</text:p>
      <text:p text:style-name="P1"/>
      <text:p text:style-name="P19">Observations</text:p>
      <text:p text:style-name="P1"><text:s/></text:p>
      <text:p text:style-name="P1">1. Les <text:s/>informations et prescriptions contenues aux points 1 à 19 du présent certificat d'urbanisme ne restent valables que pour autant que la situation de droit ou de fait du bien en cause ne soit pas modifiée.</text:p>
      <text:p text:style-name="P1">2. Les<text:span text:style-name="T8"> </text:span>appréciations<text:span text:style-name="T8"> </text:span>formulées<text:span text:style-name="T8"> </text:span>par<text:span text:style-name="T8"> </text:span>le<text:span text:style-name="T8"> </text:span>fonctionnaire<text:span text:style-name="T8"> </text:span>délégué<text:span text:style-name="T8"> </text:span>et<text:span text:style-name="T8"> </text:span>le<text:span text:style-name="T8"> </text:span>collège<text:span text:style-name="T8"> </text:span>des<text:span text:style-name="T8"> </text:span>bourgmestre<text:span text:style-name="T8"> </text:span><text:soft-page-break/>et<text:span text:style-name="T8"> </text:span>échevins<text:span text:style-name="T8"> </text:span>restent<text:span text:style-name="T8"> </text:span>valables<text:span text:style-name="T8"> </text:span>pendant<text:span text:style-name="T8"> </text:span>deux<text:span text:style-name="T8"> </text:span>ans<text:span text:style-name="T8"> </text:span>à<text:span text:style-name="T8"> </text:span>compter<text:span text:style-name="T8"> </text:span>de<text:span text:style-name="T8"> </text:span>la<text:span text:style-name="T8"> </text:span>délivrance<text:span text:style-name="T8"> </text:span>du<text:span text:style-name="T8"> </text:span>présent<text:span text:style-name="T8"> </text:span>certificat<text:span text:style-name="T8"> </text:span>d<text:span text:style-name="T8">’</text:span>urbanisme.</text:p>
      <text:p text:style-name="P1">3. Le présent certificat ne dispense pas de l'obligation de solliciter les autorisations ou permis imposés par d'autres lois ou règlements. <text:s/>Lors de travaux, toutes précautions utiles devront être prises pour éviter des détériorations aux câbles téléphoniques, électriques, tuyauterie de distribution d'eau, de gaz ou <text:s/>autres. <text:s/>Dès lors, il est obligatoire de consulter chacun des impétrants repris dans la liste ci-annexée, et ce, préalablement au début des travaux.</text:p>
      <text:p text:style-name="P1"/>
      <text:p text:style-name="P1"/>
      <text:p text:style-name="P8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1"/>
      <text:p text:style-name="P1"/>
      <text:p text:style-name="P9"><text:span text:style-name="T1"><office:annotation><dc:creator>sde </dc:creator><dc:date>2011-07-27T10:02:32</dc:date><text:p text:style-name="P24"><text:span text:style-name="T14">do text</text:span></text:p><text:p text:style-name="P24"><text:span text:style-name="T15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 style:text-line-through-type="single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1:15.461288058</dc:date>
    <meta:editing-duration>PT18H43M1S</meta:editing-duration>
    <meta:editing-cycles>102</meta:editing-cycles>
    <meta:generator>LibreOffice/6.4.6.2$Linux_X86_64 LibreOffice_project/40$Build-2</meta:generator>
    <meta:document-statistic meta:table-count="4" meta:image-count="0" meta:object-count="0" meta:page-count="3" meta:paragraph-count="49" meta:word-count="568" meta:character-count="4126" meta:non-whitespace-character-count="3652"/>
  </office:meta>
</office:document-meta>
</file>